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1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2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3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0" style:family="text">
      <style:text-properties style:font-name="Arial2"/>
    </style:style>
    <style:style style:name="T31" style:family="text">
      <style:text-properties style:font-name="Arial2" officeooo:rsid="001cd5ad"/>
    </style:style>
    <style:style style:name="T32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4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5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36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style:font-style-asian="italic" style:font-style-complex="italic"/>
    </style:style>
    <style:style style:name="T38" style:family="text">
      <style:text-properties style:font-name="Arial2" fo:font-style="italic" officeooo:rsid="0020323a" style:font-style-asian="italic" style:font-style-complex="italic"/>
    </style:style>
    <style:style style:name="T39" style:family="text">
      <style:text-properties style:font-name="Arial2" officeooo:rsid="001e710f"/>
    </style:style>
    <style:style style:name="T40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1" style:family="text">
      <style:text-properties style:font-name="Arial2" officeooo:rsid="00197404"/>
    </style:style>
    <style:style style:name="T42" style:family="text">
      <style:text-properties style:font-name="Arial2" officeooo:rsid="0020323a"/>
    </style:style>
    <style:style style:name="T43" style:family="text">
      <style:text-properties officeooo:rsid="001a9521"/>
    </style:style>
    <style:style style:name="T44" style:family="text">
      <style:text-properties fo:font-weight="normal" officeooo:rsid="001a9521" style:font-weight-asian="normal" style:font-weight-complex="normal"/>
    </style:style>
    <style:style style:name="T45" style:family="text">
      <style:text-properties fo:font-weight="normal" officeooo:rsid="001e710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0"><text:span text:style-name="T1">Fire spells:</text:span><text:span text:style-name="T1"/></text:p>
      <text:p text:style-name="P16" loext:marker-style-name="T10"><text:span text:style-name="T10">Fireball (</text:span><text:span text:style-name="T2">Arcane</text:span><text:span text:style-name="T10">):</text:span></text:p>
      <text:p text:style-name="P16" loext:marker-style-name="T10"><text:span text:style-name="T10">Lvl1: Deals X fire damage</text:span><text:span text:style-name="T10"/></text:p>
      <text:p text:style-name="P16" loext:marker-style-name="T10"><text:span text:style-name="T10">Lvl2: Deals X fire damage</text:span><text:span text:style-name="T10"/></text:p>
      <text:p text:style-name="P16" loext:marker-style-name="T10"><text:span text:style-name="T10">Lvl3: Deals X fire damage, 30% chance to deal 10% of damage to all other body parts</text:span><text:span text:style-name="T10"/></text:p>
      <text:p text:style-name="P16" loext:marker-style-name="T10"><text:span text:style-name="T10">Lvl4: Deals X fire damage, 40% chance to deal 10% of damage to all other body parts</text:span><text:span text:style-name="T10"/></text:p>
      <text:p text:style-name="P16" loext:marker-style-name="T10"><text:span text:style-name="T10">Lvl5: Deals X fire damage, 50% chance to deal 10% of damage to all other body parts</text:span><text:span text:style-name="T10"/></text:p>
      <text:p text:style-name="P26" loext:marker-style-name="T10"/>
      <text:p text:style-name="P16" loext:marker-style-name="T10"><text:span text:style-name="T10">Fissure (</text:span><text:span text:style-name="T2">Nature):</text:span></text:p>
      <text:p text:style-name="P16" loext:marker-style-name="T10"><text:span text:style-name="T10">Lvl1: Deal X fire damage to all body parts</text:span><text:span text:style-name="T10"/></text:p>
      <text:p text:style-name="P16" loext:marker-style-name="T10"><text:span text:style-name="T10">Lvl2: Deal X fire damage to all body parts</text:span><text:span text:style-name="T10"/></text:p>
      <text:p text:style-name="P16" loext:marker-style-name="T10"><text:span text:style-name="T10">Lvl3: Deal X fire damage to all body parts, 20% chance to burn</text:span><text:span text:style-name="T10"/></text:p>
      <text:p text:style-name="P16" loext:marker-style-name="T10"><text:span text:style-name="T10">Lvl4: Deal X fire damage to all body parts, 30% chance to burn</text:span><text:span text:style-name="T10"/></text:p>
      <text:p text:style-name="P16" loext:marker-style-name="T10"><text:span text:style-name="T10">Lvl5: Deal X fire damage to all body parts, 40% chance to burn</text:span><text:span text:style-name="T10"/></text:p>
      <text:p text:style-name="P26" loext:marker-style-name="T10"/>
      <text:p text:style-name="P16" loext:marker-style-name="T10"><text:span text:style-name="T10">Holy fire </text:span><text:span text:style-name="T2">(divine)</text:span><text:span text:style-name="T10">:</text:span></text:p>
      <text:p text:style-name="P16" loext:marker-style-name="T10"><text:span text:style-name="T10">Lvl1: Deal X fire damage, removes afflictions, dealing 10% extra for each one</text:span><text:span text:style-name="T10"/></text:p>
      <text:p text:style-name="P16" loext:marker-style-name="T10"><text:span text:style-name="T10">Lvl2: Deal X fire damage, removes afflictions, dealing 12% extra for each one</text:span><text:span text:style-name="T10"/></text:p>
      <text:p text:style-name="P16" loext:marker-style-name="T10"><text:span text:style-name="T10">Lvl3: Deal X fire damage, removes afflictions, dealing 15% extra for each one</text:span><text:span text:style-name="T10"/></text:p>
      <text:p text:style-name="P16" loext:marker-style-name="T10"><text:span text:style-name="T10">Lvl4: Deal X fire damage, removes afflictions, dealing 18% extra for each one</text:span><text:span text:style-name="T10"/></text:p>
      <text:p text:style-name="P16" loext:marker-style-name="T10"><text:span text:style-name="T10">Lvl5: Deal X fire damage, removes afflictions, dealing 20% extra for each one</text:span><text:span text:style-name="T10"/></text:p>
      <text:p text:style-name="P26" loext:marker-style-name="T10"/>
      <text:p text:style-name="P26" loext:marker-style-name="T10"/>
      <text:p text:style-name="P16" loext:marker-style-name="T2"><text:span text:style-name="T10">Boil Blood (</text:span><text:span text:style-name="T2">demonic)</text:span></text:p>
      <text:p text:style-name="P16" loext:marker-style-name="T10"><text:span text:style-name="T10">Lvl1: Deal X fire damage, 10% extra for each wounded body part on target</text:span><text:span text:style-name="T10"/></text:p>
      <text:p text:style-name="P16" loext:marker-style-name="T10"><text:span text:style-name="T10">Lvl2: Deal X fire damage, 10% extra for each wounded body part on target</text:span><text:span text:style-name="T10"/></text:p>
      <text:p text:style-name="P16" loext:marker-style-name="T10"><text:span text:style-name="T10">Lvl3: Deal X fire damage, 15% extra for each wounded body part on target</text:span><text:span text:style-name="T10"/></text:p>
      <text:p text:style-name="P16" loext:marker-style-name="T10"><text:span text:style-name="T10">Lvl4: Deal X fire damage, 20% extra for each wounded body part on target</text:span><text:span text:style-name="T10"/></text:p>
      <text:p text:style-name="P16" loext:marker-style-name="T10"><text:span text:style-name="T10">Lvl5: Deal X fire damage, 25% extra for each wounded body part on target</text:span><text:span text:style-name="T10"/></text:p>
      <text:p text:style-name="P26" loext:marker-style-name="T10"/>
      <text:p text:style-name="P26" loext:marker-style-name="T10"/>
      <text:p text:style-name="P16" loext:marker-style-name="T2"><text:span text:style-name="T10">Blackfire (</text:span><text:span text:style-name="T2">Eldritch)</text:span></text:p>
      <text:p text:style-name="P16" loext:marker-style-name="T10"><text:span text:style-name="T10">Lvl1: Deal X fire damage, has a 30% to chill</text:span><text:span text:style-name="T10"/></text:p>
      <text:p text:style-name="P16" loext:marker-style-name="T10"><text:span text:style-name="T10">Lvl2: Deal X fire damage, has a 40% to chill</text:span><text:span text:style-name="T10"/></text:p>
      <text:p text:style-name="P16" loext:marker-style-name="T10"><text:span text:style-name="T10">Lvl3: Deal X fire damage, has a 50% to chill and a 10% to curse</text:span><text:span text:style-name="T10"/></text:p>
      <text:p text:style-name="P16" loext:marker-style-name="T10"><text:span text:style-name="T10">Lvl4: Deal X fire damage, has a 50% to chill and a 20% to curse</text:span><text:span text:style-name="T10"/></text:p>
      <text:p text:style-name="P16" loext:marker-style-name="T10"><text:span text:style-name="T10">Lvl5: Deal X fire damage, has a 50% to chill and a 30% to curse</text:span><text:span text:style-name="T10"/></text:p>
      <text:p text:style-name="P26" loext:marker-style-name="T10"/>
      <text:p text:style-name="P26" loext:marker-style-name="T10"/>
      <text:p text:style-name="P16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</text:span><text:soft-page-break/><text:span text:style-name="T10"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16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16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16" loext:marker-style-name="T10"><text:span text:style-name="T10"><text:line-break/>Molten Aegis (</text:span><text:span text:style-name="T2">arcane)</text:span><text:span text:style-name="T10">:<text:line-break/></text:span><text:soft-page-break/><text:span text:style-name="T10"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27" loext:marker-style-name="T10">Hellish Might (<text:span text:style-name="T26">infernal)<text:line-break/></text:span><text:span text:style-name="T27">Lvl1: Does nothing. Misshap: Permanently reduce one random stat.</text:span></text:p>
      <text:p text:style-name="P27" loext:marker-style-name="T10"><text:span text:style-name="T27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16" loext:marker-style-name="T10"><text:span text:style-name="T1"/></text:p>
      <text:p text:style-name="P16" loext:marker-style-name="T10"><text:span text:style-name="T1"/></text:p>
      <text:p text:style-name="P16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26" loext:marker-style-name="T10"/>
      <text:p text:style-name="P16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16" loext:marker-style-name="T10"><text:span text:style-name="T10">Lvl3: Deal X frost damage to all body parts, 30% chance to chill</text:span><text:span text:style-name="T10"/></text:p>
      <text:p text:style-name="P16" loext:marker-style-name="T10"><text:span text:style-name="T10">Lvl4: Deal X frost damage to all body parts, 40% chance to chill</text:span><text:span text:style-name="T10"/></text:p>
      <text:p text:style-name="P16" loext:marker-style-name="T10"><text:span text:style-name="T10">Lvl5: Deal X frost damage to all body parts, 50% chance to chill<text:line-break/></text:span><text:soft-page-break/><text:span text:style-name="T10"><text:line-break/>Frost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26" loext:marker-style-name="T10"/>
      <text:p text:style-name="P16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26" loext:marker-style-name="T10"/>
      <text:p text:style-name="P16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26" loext:marker-style-name="T10"/>
      <text:p text:style-name="P26" loext:marker-style-name="T10"/>
      <text:p text:style-name="P16" loext:marker-style-name="T10"><text:span text:style-name="T1">Cold rituals</text:span><text:span text:style-name="T10">:</text:span></text:p>
      <text:p text:style-name="P26" loext:marker-style-name="T10"/>
      <text:p text:style-name="P26" loext:marker-style-name="T10"/>
      <text:p text:style-name="P16" loext:marker-style-name="T2"><text:span text:style-name="T10">Snowy Mist (</text:span><text:span text:style-name="T2">Nature)</text:span></text:p>
      <text:p text:style-name="P16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16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10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16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16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16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26" loext:marker-style-name="T10"/>
      <text:p text:style-name="P16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16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26" loext:marker-style-name="T10"/>
      <text:p text:style-name="P16" loext:marker-style-name="T10"><text:span text:style-name="T10">Polar Aegis (</text:span><text:span text:style-name="T2">arcane</text:span><text:span text:style-name="T10">)</text:span></text:p>
      <text:p text:style-name="P16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6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6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16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16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26" loext:marker-style-name="T10"><text:soft-page-break/></text:p>
      <text:p text:style-name="P16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27" loext:marker-style-name="T10">Abyssal Cunning (<text:span text:style-name="T26">infernal)<text:line-break/></text:span><text:span text:style-name="T27">Lvl1: Does nothing. Misshap: Permanently reduce one random stat.</text:span></text:p>
      <text:p text:style-name="P27" loext:marker-style-name="T10"><text:span text:style-name="T27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17" loext:marker-style-name="T10"><text:span text:style-name="T1"/></text:p>
      <text:p text:style-name="P26" loext:marker-style-name="T10"/>
      <text:p text:style-name="P16" loext:marker-style-name="T2"><text:span text:style-name="T1">Lightning spells:<text:line-break/><text:line-break/></text:span><text:span text:style-name="T10">Arcing Bolt (</text:span><text:span text:style-name="T2">arcane)</text:span></text:p>
      <text:p text:style-name="P16" loext:marker-style-name="T10"><text:span text:style-name="T10">Lvl1: Deal X lightning damage<text:line-break/>Lvl2: Deal X lightning damage</text:span><text:span text:style-name="T10"/></text:p>
      <text:p text:style-name="P16" loext:marker-style-name="T10"><text:span text:style-name="T10">Lvl3: Deal X lightning damage, 15% chance to repeat on another body part for 50% damage</text:span><text:span text:style-name="T10"/></text:p>
      <text:p text:style-name="P16" loext:marker-style-name="T10"><text:span text:style-name="T10">Lvl4: Deal X lightning damage, 20% chance to repeat on another body part for 50% damage</text:span><text:span text:style-name="T10"/></text:p>
      <text:p text:style-name="P16" loext:marker-style-name="T10"><text:span text:style-name="T10">Lvl5: Deal X lightning damage, 25% chance to repeat on another body part for 50% </text:span><text:span text:style-name="T10"/></text:p>
      <text:p text:style-name="P16" loext:marker-style-name="T10"><text:span text:style-name="T10">damage</text:span><text:span text:style-name="T10"/></text:p>
      <text:p text:style-name="P26" loext:marker-style-name="T10"/>
      <text:p text:style-name="P16" loext:marker-style-name="T2"><text:span text:style-name="T10">Lightning Strike (</text:span><text:span text:style-name="T2">nature)</text:span></text:p>
      <text:p text:style-name="P16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16" loext:marker-style-name="T10"><text:span text:style-name="T10">Lvl3: Deal X lightning damage to all body parts, 6% chance to stun</text:span><text:span text:style-name="T10"/></text:p>
      <text:p text:style-name="P16" loext:marker-style-name="T10"><text:span text:style-name="T10">Lvl4: Deal X lightning damage to all body parts, 7% chance to stun</text:span><text:span text:style-name="T10"/></text:p>
      <text:p text:style-name="P16" loext:marker-style-name="T1"><text:span text:style-name="T10">Lvl5: Deal X lightning damage to all body parts, 8% chance to stun</text:span><text:span text:style-name="T1"/></text:p>
      <text:p text:style-name="P28" loext:marker-style-name="T1"/>
      <text:p text:style-name="P16" loext:marker-style-name="T2"><text:span text:style-name="T10">Sky Spear (</text:span><text:span text:style-name="T2">divine)</text:span></text:p>
      <text:p text:style-name="P16" loext:marker-style-name="T10"><text:span text:style-name="T10">Lvl1: Deal X lightning damage, 20% extra per every cast in a row<text:line-break/>Lvl2: Deal X lightning damage, 20% extra per every cast in a row</text:span><text:span text:style-name="T10"/></text:p>
      <text:p text:style-name="P16" loext:marker-style-name="T10"><text:span text:style-name="T10">Lvl3: Deal X lightning damage, 25% extra per every cast in a row</text:span><text:span text:style-name="T10"/></text:p>
      <text:p text:style-name="P16" loext:marker-style-name="T10"><text:span text:style-name="T10">Lvl4: Deal X lightning damage, 30% extra per every cast in a row</text:span><text:span text:style-name="T10"/></text:p>
      <text:p text:style-name="P16" loext:marker-style-name="T1"><text:span text:style-name="T10">Lvl5: Deal X lightning damage, 35% extra per every cast in a row</text:span><text:span text:style-name="T1"/></text:p>
      <text:p text:style-name="P28" loext:marker-style-name="T1"/>
      <text:p text:style-name="P16" loext:marker-style-name="T2"><text:span text:style-name="T10">Red Lightning (</text:span><text:span text:style-name="T2">infernal)</text:span></text:p>
      <text:p text:style-name="P16" loext:marker-style-name="T10"><text:span text:style-name="T10">Lvl1: Deal X lightning damage, 33% chance to burn<text:line-break/>Lvl2: Deal X lightning damage, 33% chance to burn</text:span><text:span text:style-name="T10"/></text:p>
      <text:p text:style-name="P16" loext:marker-style-name="T10"><text:span text:style-name="T10">Lvl3: Deal X lightning damage, 45% chance to burn</text:span><text:span text:style-name="T10"/></text:p>
      <text:p text:style-name="P16" loext:marker-style-name="T10"><text:span text:style-name="T10">Lvl4: Deal X lightning damage, 57% chance to burn</text:span><text:span text:style-name="T10"/></text:p>
      <text:p text:style-name="P16" loext:marker-style-name="T10"><text:span text:style-name="T10">Lvl5: Deal X lightning damage, 70% chance to burn</text:span><text:span text:style-name="T10"/></text:p>
      <text:p text:style-name="P26" loext:marker-style-name="T10"><text:soft-page-break/></text:p>
      <text:p text:style-name="P16" loext:marker-style-name="T2"><text:span text:style-name="T10">Ball Lightning (</text:span><text:span text:style-name="T2">eldritch)</text:span></text:p>
      <text:p text:style-name="P16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16" loext:marker-style-name="T10"><text:span text:style-name="T10">Lvl3: Deal X lightning damage, 15% chance to overcharge</text:span><text:span text:style-name="T10"/></text:p>
      <text:p text:style-name="P16" loext:marker-style-name="T10"><text:span text:style-name="T10">Lvl4: Deal X lightning damage, 20% chance to overcharge</text:span><text:span text:style-name="T10"/></text:p>
      <text:p text:style-name="P16" loext:marker-style-name="T10"><text:span text:style-name="T10">Lvl5: Deal X lightning damage, 25% chance to overcharge</text:span><text:span text:style-name="T10"/></text:p>
      <text:p text:style-name="P26" loext:marker-style-name="T10"/>
      <text:p text:style-name="P16" loext:marker-style-name="T1"><text:span text:style-name="T1">Lightning Rituals:</text:span><text:span text:style-name="T1"/></text:p>
      <text:p text:style-name="P28" loext:marker-style-name="T1"/>
      <text:p text:style-name="P16" loext:marker-style-name="T2"><text:span text:style-name="T10">Storm Cloud (</text:span><text:span text:style-name="T2">Nature)</text:span></text:p>
      <text:p text:style-name="P16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16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16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16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16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26" loext:marker-style-name="T10"/>
      <text:p text:style-name="P16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</text:span><text:soft-page-break/><text:span text:style-name="T10">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16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26" loext:marker-style-name="T10"/>
      <text:p text:style-name="P16" loext:marker-style-name="T10"><text:span text:style-name="T10">Storm Aegis (</text:span><text:span text:style-name="T2">arcane</text:span><text:span text:style-name="T10">)</text:span></text:p>
      <text:p text:style-name="P16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16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16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16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16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26" loext:marker-style-name="T10"/>
      <text:p text:style-name="P16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27" loext:marker-style-name="T10">Defy the Heavens (<text:span text:style-name="T26">infernal)<text:line-break/></text:span><text:span text:style-name="T27">Lvl1: Does nothing. Misshap: Permanently reduce one random stat.</text:span></text:p>
      <text:p text:style-name="P27" loext:marker-style-name="T10"><text:span text:style-name="T27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17" loext:marker-style-name="T10"><text:span text:style-name="T1"/></text:p>
      <text:p text:style-name="P28" loext:marker-style-name="T1"/>
      <text:p text:style-name="P16" loext:marker-style-name="T10"><text:span text:style-name="T1">Necromancy spells:</text:span><text:span text:style-name="T1"/></text:p>
      <text:p text:style-name="P26" loext:marker-style-name="T10"/>
      <text:p text:style-name="P16" loext:marker-style-name="T10"><text:soft-page-break/><text:span text:style-name="T10">Bone Knife (</text:span><text:span text:style-name="T2">arcane)</text:span></text:p>
      <text:p text:style-name="P16" loext:marker-style-name="T10"><text:span text:style-name="T10">Lvl1: Deal X damage<text:line-break/>Lvl2: Deal X damage</text:span><text:span text:style-name="T10"/></text:p>
      <text:p text:style-name="P16" loext:marker-style-name="T10"><text:span text:style-name="T10">Lvl3: Deal X damage, 20% chance to bleed for 12% of damage over 3 turns</text:span><text:span text:style-name="T10"/></text:p>
      <text:p text:style-name="P16" loext:marker-style-name="T10"><text:span text:style-name="T10">Lvl4: Deal X damage, 30% chance to bleed for 12% of damage over 3 turns</text:span><text:span text:style-name="T10"/></text:p>
      <text:p text:style-name="P16" loext:marker-style-name="T10"><text:span text:style-name="T10">Lvl5: Deal X damage, 40% chance to bleed for 12% of damage over 3 turns</text:span><text:span text:style-name="T10"/></text:p>
      <text:p text:style-name="P26" loext:marker-style-name="T10"/>
      <text:p text:style-name="P16" loext:marker-style-name="T10"><text:span text:style-name="T10">Drain Blood (</text:span><text:span text:style-name="T2">Infernal)</text:span></text:p>
      <text:p text:style-name="P16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16" loext:marker-style-name="T10"><text:span text:style-name="T10">Lvl3: Deal X damage and recover 15% of damage dealt as endurance</text:span><text:span text:style-name="T10"/></text:p>
      <text:p text:style-name="P16" loext:marker-style-name="T10"><text:span text:style-name="T10">Lvl4: Deal X damage and recover 20% of damage dealt as endurance</text:span><text:span text:style-name="T10"/></text:p>
      <text:p text:style-name="P16" loext:marker-style-name="T10"><text:span text:style-name="T10">Lvl5: Deal X damage and recover 25% of damage dealt as endurance</text:span><text:span text:style-name="T10"/></text:p>
      <text:p text:style-name="P26" loext:marker-style-name="T10"/>
      <text:p text:style-name="P16" loext:marker-style-name="T1"><text:span text:style-name="T10">Ghostly Touch (</text:span><text:span text:style-name="T2">eldritch)</text:span></text:p>
      <text:p text:style-name="P16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16" loext:marker-style-name="T10"><text:span text:style-name="T10">Lvl3: Deal X magic damage with </text:span><text:span text:style-name="T18">35</text:span><text:span text:style-name="T10">% to curse</text:span></text:p>
      <text:p text:style-name="P16" loext:marker-style-name="T10"><text:span text:style-name="T10">Lvl4: Deal X magic damage with </text:span><text:span text:style-name="T18">40</text:span><text:span text:style-name="T10">% to curse</text:span></text:p>
      <text:p text:style-name="P16" loext:marker-style-name="T10"><text:span text:style-name="T10">Lvl5: Deal X magic damage with </text:span><text:span text:style-name="T18">4</text:span><text:span text:style-name="T10">5% to curse</text:span></text:p>
      <text:p text:style-name="P28" loext:marker-style-name="T1"/>
      <text:p text:style-name="P24" loext:marker-style-name="T1"><text:span text:style-name="T18">Decay</text:span><text:span text:style-name="T10"> (</text:span><text:span text:style-name="T7">infernal</text:span><text:span text:style-name="T2">)</text:span></text:p>
      <text:p text:style-name="P24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24" loext:marker-style-name="T10"><text:span text:style-name="T10">Lvl3: Deal X </text:span><text:span text:style-name="T18">damage plus 3% of max endurance</text:span></text:p>
      <text:p text:style-name="P24" loext:marker-style-name="T10"><text:span text:style-name="T10">Lvl4: Deal X </text:span><text:span text:style-name="T18">damage plus 4% of max endurance</text:span></text:p>
      <text:p text:style-name="P24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28" loext:marker-style-name="T1"/>
      <text:p text:style-name="P28" loext:marker-style-name="T1"/>
      <text:p text:style-name="P16" loext:marker-style-name="T1"><text:span text:style-name="T1">Necromancy rituals:</text:span><text:span text:style-name="T1"/></text:p>
      <text:p text:style-name="P28" loext:marker-style-name="T1"/>
      <text:p text:style-name="P16" loext:marker-style-name="T1"><text:span text:style-name="T10">Unhallowed Ground (</text:span><text:span text:style-name="T2">Infernal</text:span><text:span text:style-name="T10">)</text:span></text:p>
      <text:p text:style-name="P16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16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16" loext:marker-style-name="T2"><text:span text:style-name="T10">Bone Aegis (</text:span><text:span text:style-name="T2">arcane)</text:span></text:p>
      <text:p text:style-name="P16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16" loext:marker-style-name="T10"><text:span text:style-name="T10">Lvl2: Cover yourself with an armor of bone that has X hit points. 30% of all damage taken is absorbed by Bone Aegis instead. Whenever you kill a creature, add 8% of its Endurance to Bone Aegis. Only </text:span><text:soft-page-break/><text:span text:style-name="T10">one aegis can be active at a time. Lasts until the next rest. Mishap: Reduce your armor</text:span><text:span text:style-name="T10"/></text:p>
      <text:p text:style-name="P16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16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16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26" loext:marker-style-name="T10"/>
      <text:p text:style-name="P16" loext:marker-style-name="T10"><text:span text:style-name="T10">Zombie Ritual (</text:span><text:span text:style-name="T2">eldritch)</text:span></text:p>
      <text:p text:style-name="P16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16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16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16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16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26" loext:marker-style-name="T10"/>
      <text:p text:style-name="P16" loext:marker-style-name="T2"><text:span text:style-name="T10">Ghoul Form (</text:span><text:span text:style-name="T2">eldritch)</text:span></text:p>
      <text:p text:style-name="P16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27" loext:marker-style-name="T10">Flesh Growth (<text:span text:style-name="T26">infernal)<text:line-break/></text:span><text:span text:style-name="T27">Lvl1: Does nothing. Misshap: Permanently reduce maximum endurance.</text:span></text:p>
      <text:p text:style-name="P27" loext:marker-style-name="T10"><text:span text:style-name="T27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17" loext:marker-style-name="T10"><text:span text:style-name="T1"/></text:p>
      <text:p text:style-name="P3">Healing <text:span text:style-name="T43">spells</text:span>:</text:p>
      <text:p text:style-name="P6"/>
      <text:p text:style-name="P7">Cure Wounds (<text:span text:style-name="T26">divine)</text:span></text:p>
      <text:p text:style-name="P18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18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18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18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><text:soft-page-break/></text:p>
      <text:p text:style-name="P7">Restoration (<text:span text:style-name="T26">divine)</text:span></text:p>
      <text:p text:style-name="P18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18" loext:marker-style-name="T10"><text:span text:style-name="T10">Lvl3: </text:span><text:span text:style-name="T11">Removes 3 afflictions</text:span></text:p>
      <text:p text:style-name="P18" loext:marker-style-name="T10"><text:span text:style-name="T10">Lvl4: </text:span><text:span text:style-name="T11">Removes 4 afflictions</text:span></text:p>
      <text:p text:style-name="P18" loext:marker-style-name="T10"><text:span text:style-name="T10">Lvl5: </text:span><text:span text:style-name="T11">Removes all afflictions</text:span></text:p>
      <text:p text:style-name="P6"/>
      <text:p text:style-name="P7">Regrowth (<text:span text:style-name="T26">nature)<text:line-break/></text:span><text:span text:style-name="T20">Lvl1: Restore 10% of missing endurance<text:line-break/>Lvl2: Restore 12% of missing endurance</text:span></text:p>
      <text:p text:style-name="P8"><text:span text:style-name="T10">Lvl3: </text:span><text:span text:style-name="T11">Restore 14% of missing endurance plus 2% of maximum endurance</text:span></text:p>
      <text:p text:style-name="P8"><text:span text:style-name="T10">Lvl4: </text:span><text:span text:style-name="T11">Restore 16% of missing endurance plus 3% of maximum endurance</text:span></text:p>
      <text:p text:style-name="P12">Lvl5: Restore 18% of missing endurance plus 4% of maximum endurance</text:p>
      <text:p text:style-name="P1"><text:span text:style-name="T30"/></text:p>
      <text:p text:style-name="P7">Recreate Organs <text:s/>(<text:span text:style-name="T26">eldritch)<text:line-break/></text:span><text:span text:style-name="T20">Lvl1: Recover X endurance. Start bleeding for 75% of healed amount<text:line-break/>Lvl2: Recover X endurance. Start bleeding for 75% of healed amount</text:span></text:p>
      <text:p text:style-name="P8"><text:span text:style-name="T10">Lvl3: </text:span><text:span text:style-name="T11">Recover X endurance. Start bleeding for 75% of healed amount</text:span></text:p>
      <text:p text:style-name="P8"><text:span text:style-name="T10">Lvl4:</text:span><text:span text:style-name="T11"> Recover X endurance. Start bleeding for 70% of healed amount</text:span></text:p>
      <text:p text:style-name="P12">Lvl5: Recover X endurance. Start bleeding for 65% of healed amount</text:p>
      <text:p text:style-name="P2"/>
      <text:p text:style-name="P4">Healing <text:span text:style-name="T43">rituals:<text:line-break/><text:line-break/></text:span><text:span text:style-name="T28">Hallowed Ground (</text:span><text:span text:style-name="T44">divine)</text:span></text:p>
      <text:p text:style-name="P19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19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31" loext:marker-style-name="T1"><text:span text:style-name="T10">Regen</text:span><text:span text:style-name="T14">e</text:span><text:span text:style-name="T10">rate (</text:span><text:span text:style-name="T3">divine)</text:span></text:p>
      <text:p text:style-name="P19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19" loext:marker-style-name="T1"><text:span text:style-name="T10">Lvl5:</text:span><text:span text:style-name="T12"> Recover 7 endurance per hour. Lasts 8 hours. Misshap: Worsen an afflicted limb</text:span></text:p>
      <text:p text:style-name="P19" loext:marker-style-name="T1"><text:span text:style-name="T12"/></text:p>
      <text:p text:style-name="P31" loext:marker-style-name="T1"><text:span text:style-name="T10">Safe Refuge (</text:span><text:span text:style-name="T3">nature)</text:span></text:p>
      <text:p text:style-name="P19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</text:span><text:soft-page-break/><text:span text:style-name="T12">effective</text:span></text:p>
      <text:p text:style-name="P19" loext:marker-style-name="T1"><text:span text:style-name="T10">Lvl5:</text:span><text:span text:style-name="T12"> Resting is 40% more effective and body parts can’t worsen. Misshap: Resting is 10% less effective</text:span></text:p>
      <text:p text:style-name="P19" loext:marker-style-name="T1"><text:span text:style-name="T12"/></text:p>
      <text:p text:style-name="P32" loext:marker-style-name="T1"><text:span text:style-name="T12">R</text:span><text:span text:style-name="T10">ecreate Limbs (</text:span><text:span text:style-name="T3">eldritch)</text:span></text:p>
      <text:p text:style-name="P20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20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20" loext:marker-style-name="T1"><text:span text:style-name="T12"/></text:p>
      <text:p text:style-name="P9"><text:span text:style-name="T33">Psionic </text:span><text:span text:style-name="T34">spells</text:span><text:span text:style-name="T32">:</text:span><text:span text:style-name="T30"><text:line-break/></text:span></text:p>
      <text:p text:style-name="P9"><text:span text:style-name="T15">Mind Needle</text:span><text:span text:style-name="T10"> (</text:span><text:span text:style-name="T6">arcane</text:span><text:span text:style-name="T2">)</text:span></text:p>
      <text:p text:style-name="P21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21" loext:marker-style-name="T10"><text:span text:style-name="T10">Lvl3: </text:span><text:span text:style-name="T15">Deal X damage of the type the enemy is more vulnerable and reduce their resistance to it by 5%</text:span></text:p>
      <text:p text:style-name="P21" loext:marker-style-name="T10"><text:span text:style-name="T10">Lvl4: </text:span><text:span text:style-name="T15">Deal X damage of the type the enemy is more vulnerable and reduce their resistance to it by 8%</text:span></text:p>
      <text:p text:style-name="P9"><text:span text:style-name="T10">Lvl5: </text:span><text:span text:style-name="T15">Deal X damage of the type the enemy is more vulnerable and reduce their resistance to it by 10%</text:span></text:p>
      <text:p text:style-name="P9"><text:span text:style-name="T30"/></text:p>
      <text:p text:style-name="P11"><text:span text:style-name="T30">Incapacitate (</text:span><text:span text:style-name="T37">arcane)</text:span></text:p>
      <text:p text:style-name="P21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21" loext:marker-style-name="T10"><text:span text:style-name="T10">Lvl3: </text:span><text:span text:style-name="T15">Set 2 random afflictions from Blind, Silence, Clumsy, Overcharge, Restrain or Stun</text:span></text:p>
      <text:p text:style-name="P21" loext:marker-style-name="T10"><text:span text:style-name="T10">Lvl4: </text:span><text:span text:style-name="T15">Set 3 random afflictions from Blind, Silence, Clumsy, Overcharge, Restrain or Stun</text:span></text:p>
      <text:p text:style-name="P29">Lvl5: Set 4 random afflictions from Blind, Silence, Clumsy, Overcharge, Restrain or Stun</text:p>
      <text:p text:style-name="P9"><text:span text:style-name="T15"/></text:p>
      <text:p text:style-name="P9"><text:span text:style-name="T15">Dominate</text:span><text:span text:style-name="T10"> (</text:span><text:span text:style-name="T6">eldritch</text:span><text:span text:style-name="T2">)</text:span></text:p>
      <text:p text:style-name="P21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21" loext:marker-style-name="T10"><text:span text:style-name="T10">Lvl3: </text:span><text:span text:style-name="T15">Use the last spell or skill your enemy used against them, 20% chance to seal it</text:span></text:p>
      <text:p text:style-name="P21" loext:marker-style-name="T10"><text:span text:style-name="T10">Lvl4: </text:span><text:span text:style-name="T15">Use the last spell or skill your enemy used against them, 30% chance to seal it</text:span></text:p>
      <text:p text:style-name="P9"><text:span text:style-name="T10">Lvl5: </text:span><text:span text:style-name="T15">Use the last spell or skill your enemy used against them, 40% chance to seal it</text:span></text:p>
      <text:p text:style-name="P9"><text:span text:style-name="T30"/></text:p>
      <text:p text:style-name="P11"><text:span text:style-name="T30">Ravage mind (</text:span><text:span text:style-name="T37">eldritch)<text:line-break/></text:span><text:span text:style-name="T30">Lvl1: </text:span><text:span text:style-name="T39">Deal X damage. If the enemy attacks next turn, they take 10% of the damage dealt back as thorns</text:span></text:p>
      <text:p text:style-name="P10"><text:span text:style-name="T31">Lvl</text:span><text:span text:style-name="T39">2</text:span><text:span text:style-name="T31">: </text:span><text:span text:style-name="T39">Deal X damage. If the enemy attacks next turn, they take 10% of the damage dealt back as thorns</text:span></text:p>
      <text:p text:style-name="P10"><text:span text:style-name="T31">Lvl</text:span><text:span text:style-name="T39">3</text:span><text:span text:style-name="T31">: </text:span><text:span text:style-name="T39">Deal X damage. If the enemy attacks next turn, they take 15% of the damage dealt back as thorns</text:span></text:p>
      <text:p text:style-name="P10"><text:span text:style-name="T31">Lvl</text:span><text:span text:style-name="T39">4</text:span><text:span text:style-name="T31">: </text:span><text:span text:style-name="T39">Deal X damage. If the enemy attacks next turn, they take 20% of the damage dealt back as thorns</text:span></text:p>
      <text:p text:style-name="P10"><text:span text:style-name="T31">Lvl</text:span><text:span text:style-name="T39">5</text:span><text:span text:style-name="T31">: </text:span><text:span text:style-name="T39">Deal X damage. If the enemy attacks next turn, they take 25% of the damage dealt back as thorns</text:span></text:p>
      <text:p text:style-name="P10"><text:span text:style-name="T39"/></text:p>
      <text:p text:style-name="P10"><text:span text:style-name="T33">Psionic </text:span><text:span text:style-name="T34">rituals:</text:span></text:p>
      <text:p text:style-name="P10"><text:span text:style-name="T34"/></text:p>
      <text:p text:style-name="P5"><text:soft-page-break/><text:span text:style-name="T29">Mirror Image</text:span><text:span text:style-name="T28"> (</text:span><text:span text:style-name="T45">arcane</text:span><text:span text:style-name="T44">)</text:span></text:p>
      <text:p text:style-name="P13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13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0"><text:span text:style-name="T39"/></text:p>
      <text:p text:style-name="P5"><text:span text:style-name="T29">Conceal</text:span><text:span text:style-name="T28"> (</text:span><text:span text:style-name="T45">arcane</text:span><text:span text:style-name="T44">)</text:span></text:p>
      <text:p text:style-name="P13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30">Lvl5: Hide your camp, reducing chance of ambushes. If you are ambushed, you always go first. Lasts 8 hours. Misshap: Call enemy to your location</text:p>
      <text:p text:style-name="P13"><text:span text:style-name="T22"/></text:p>
      <text:p text:style-name="P14"><text:span text:style-name="T21">Face of Horror (</text:span><text:span text:style-name="T8">Eldritch</text:span><text:span text:style-name="T21">)</text:span></text:p>
      <text:p text:style-name="P13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13" loext:marker-style-name="T10"><text:span text:style-name="T22">Lvl</text:span><text:span text:style-name="T23">5</text:span><text:span text:style-name="T22">: Transform your face into a hideous form. Enemies that attack you have a </text:span><text:span text:style-name="T23">5</text:span><text:span text:style-name="T22">0% chance of being blinded and neutralized. Misshap: Blind yourself</text:span></text:p>
      <text:p text:style-name="P13"><text:span text:style-name="T22"/></text:p>
      <text:p text:style-name="P15"><text:span text:style-name="T23">From Beyond</text:span><text:span text:style-name="T21"> (</text:span><text:span text:style-name="T8">Eldritch</text:span><text:span text:style-name="T21">)</text:span></text:p>
      <text:p text:style-name="P23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13"><text:span text:style-name="T22"/></text:p>
      <text:p text:style-name="P13"><text:span text:style-name="T40"><text:line-break/></text:span><text:span text:style-name="T35">Transmutation </text:span><text:span text:style-name="T36">spells</text:span><text:span text:style-name="T35">:</text:span></text:p>
      <text:p text:style-name="P13"><text:span text:style-name="T35"/></text:p>
      <text:p text:style-name="P35"><text:span text:style-name="T35"/></text:p>
      <text:p text:style-name="P33"><text:span text:style-name="T42">Explosive armor</text:span><text:span text:style-name="T41"> (</text:span><text:span text:style-name="T38">arcane</text:span><text:span text:style-name="T41">)<text:line-break/>Lvl1: </text:span><text:span text:style-name="T42">Deal X damage plus 3% extra per every point of armor you have</text:span></text:p>
      <text:p text:style-name="P33"><text:span text:style-name="T41">Lvl</text:span><text:span text:style-name="T42">2</text:span><text:span text:style-name="T41">: </text:span><text:span text:style-name="T42">Deal X damage plus 3% extra per every point of armor you have</text:span></text:p>
      <text:p text:style-name="P33"><text:span text:style-name="T41">Lvl</text:span><text:span text:style-name="T42">3</text:span><text:span text:style-name="T41">: </text:span><text:span text:style-name="T42">Deal X damage plus 4% extra per every point of armor you have</text:span></text:p>
      <text:p text:style-name="P33"><text:soft-page-break/><text:span text:style-name="T41">Lvl</text:span><text:span text:style-name="T42">4</text:span><text:span text:style-name="T41">: </text:span><text:span text:style-name="T42">Deal X damage plus 5% extra per every point of armor you have</text:span></text:p>
      <text:p text:style-name="P33"><text:span text:style-name="T41">Lvl</text:span><text:span text:style-name="T42">5</text:span><text:span text:style-name="T41">: </text:span><text:span text:style-name="T42">Deal X damage plus 6% extra per every point of armor you have</text:span></text:p>
      <text:p text:style-name="P33"><text:span text:style-name="T36"/></text:p>
      <text:p text:style-name="P33"><text:span text:style-name="T36"/></text:p>
      <text:p text:style-name="P33"><text:span text:style-name="T42">Acid Blood</text:span><text:span text:style-name="T41"> (</text:span><text:span text:style-name="T38">infernal</text:span><text:span text:style-name="T41">)<text:line-break/>Lvl1: </text:span><text:span text:style-name="T39">Deal X damage </text:span><text:span text:style-name="T42">with a 40% chance to poison</text:span></text:p>
      <text:p text:style-name="P33"><text:span text:style-name="T41">Lvl</text:span><text:span text:style-name="T42">2</text:span><text:span text:style-name="T41">: </text:span><text:span text:style-name="T39">Deal X damage </text:span><text:span text:style-name="T42">with a 40% chance to poison</text:span></text:p>
      <text:p text:style-name="P33"><text:span text:style-name="T41">Lvl</text:span><text:span text:style-name="T42">3</text:span><text:span text:style-name="T41">: </text:span><text:span text:style-name="T39">Deal X damage </text:span><text:span text:style-name="T42">with a 45% chance to poison</text:span></text:p>
      <text:p text:style-name="P33"><text:span text:style-name="T41">Lvl</text:span><text:span text:style-name="T42">4</text:span><text:span text:style-name="T41">: </text:span><text:span text:style-name="T39">Deal X damage </text:span><text:span text:style-name="T42">with a 50% chance to poison</text:span></text:p>
      <text:p text:style-name="P33"><text:span text:style-name="T41">Lvl</text:span><text:span text:style-name="T42">5</text:span><text:span text:style-name="T41">: </text:span><text:span text:style-name="T39">Deal X damage </text:span><text:span text:style-name="T42">with a 55% chance to poison</text:span></text:p>
      <text:p text:style-name="P33"><text:span text:style-name="T42"/></text:p>
      <text:p text:style-name="P33"><text:span text:style-name="T42"/></text:p>
      <text:p text:style-name="P34"><text:span text:style-name="T30">Metamorph (</text:span><text:span text:style-name="T37">eldritch)<text:line-break/></text:span><text:span text:style-name="T30">Lvl1: Copy the last skill or spell used by the enemy. Until end of combat, this spell becomes it.</text:span></text:p>
      <text:p text:style-name="P34"><text:span text:style-name="T30">Lvl2: Copy the last skill or spell used by the enemy. Until end of combat, this spell becomes it with 10% extra damage.</text:span></text:p>
      <text:p text:style-name="P34"><text:span text:style-name="T30">Lvl3: Copy the last skill or spell used by the enemy. Until end of combat, this spell becomes it with 15% extra damage.</text:span></text:p>
      <text:p text:style-name="P34"><text:span text:style-name="T30">Lvl4: Copy the last skill or spell used by the enemy. Until end of combat, this spell becomes it with 20% extra damage.</text:span></text:p>
      <text:p text:style-name="P34"><text:span text:style-name="T30">Lvl5: Copy the last skill or spell used by the enemy. Until end of combat, this spell becomes it with 25% extra damage.</text:span></text:p>
      <text:p text:style-name="P34"><text:span text:style-name="T30"/></text:p>
      <text:p text:style-name="P34"><text:span text:style-name="T30"/></text:p>
      <text:p text:style-name="P24"><text:span text:style-name="T35">Transmutation </text:span><text:span text:style-name="T36">rituals</text:span><text:span text:style-name="T35">:</text:span></text:p>
      <text:p text:style-name="P24"><text:span text:style-name="T35"/></text:p>
      <text:p text:style-name="P36"><text:span text:style-name="T24">Transmute</text:span><text:span text:style-name="T21"> (</text:span><text:span text:style-name="T9">arcane</text:span><text:span text:style-name="T21">)</text:span></text:p>
      <text:p text:style-name="P25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25" loext:marker-style-name="T10"><text:span text:style-name="T22">Lvl</text:span><text:span text:style-name="T23">5</text:span><text:span text:style-name="T22">: </text:span><text:span text:style-name="T25">C</text:span><text:span text:style-name="T24">onvert an item into gold equal to 1</text:span><text:span text:style-name="T25">2</text:span><text:span text:style-name="T24">0% of its value</text:span><text:span text:style-name="T22">.</text:span><text:span text:style-name="T24"> Misshap: Into lead instead</text:span></text:p>
      <text:p text:style-name="P24"><text:span text:style-name="T35"/></text:p>
      <text:p text:style-name="P36"><text:span text:style-name="T24">Chameleon Skin</text:span><text:span text:style-name="T21"> (</text:span><text:span text:style-name="T9">nature</text:span><text:span text:style-name="T21">)</text:span></text:p>
      <text:p text:style-name="P24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24" loext:marker-style-name="T10"><text:span text:style-name="T22">Lvl</text:span><text:span text:style-name="T23">5</text:span><text:span text:style-name="T22">: </text:span><text:span text:style-name="T24">Gain 30% resistance to all elements</text:span><text:span text:style-name="T22">. Misshap: </text:span><text:span text:style-name="T24">Lose it instead</text:span></text:p>
      <text:p text:style-name="P24" loext:marker-style-name="T10"><text:span text:style-name="T24"/></text:p>
      <text:p text:style-name="P25" loext:marker-style-name="T2"><text:span text:style-name="T19">Crystal</text:span><text:span text:style-name="T10"> Aegis (</text:span><text:span text:style-name="T2">arcane)</text:span></text:p>
      <text:p text:style-name="P25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25" loext:marker-style-name="T10"><text:span text:style-name="T10">Lvl1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25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25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25" loext:marker-style-name="T2"><text:soft-page-break/><text:span text:style-name="T24">Lvl5: Cover yourself with </text:span><text:span text:style-name="T25">hard brittle crystal that reduces the next 4 instances of damage you take by 30</text:span><text:span text:style-name="T24">. Only one aegis can be active at a time. Lasts until the next rest. Mishap: Reduce your armor</text:span></text:p>
      <text:p text:style-name="P25" loext:marker-style-name="T2"><text:span text:style-name="T24"/></text:p>
      <text:p text:style-name="P25" loext:marker-style-name="T2"><text:span text:style-name="T24"/></text:p>
      <text:p text:style-name="P37"><text:span text:style-name="T25">Reforge</text:span><text:span text:style-name="T21"> (</text:span><text:span text:style-name="T9">arcane</text:span><text:span text:style-name="T21">)</text:span></text:p>
      <text:p text:style-name="P25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25" loext:marker-style-name="T10"><text:span text:style-name="T22">Lvl</text:span><text:span text:style-name="T23">5</text:span><text:span text:style-name="T22">: </text:span><text:span text:style-name="T24"><text:s/>Convert an item’</text:span><text:span text:style-name="T25">s</text:span><text:span text:style-name="T24"> </text:span><text:span text:style-name="T25">base type into a different one of the same family.</text:span><text:span text:style-name="T24"> Misshap: </text:span><text:span text:style-name="T25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2T21:48:27.206000000</dc:date>
    <meta:editing-duration>PT32M49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5" meta:paragraph-count="243" meta:word-count="6749" meta:character-count="38321" meta:non-whitespace-character-count="31785"/>
  </office:meta>
</office:document-meta>
</file>